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TestListenerWrapper.RemoteTestListen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TestListenerWrapper.testEnd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TestListenerWrapper.test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TestListenerWrapper.RemoteTestListenerWrapper( RemoteSampl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TestListenerWrapp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moteTestListenerWrapper.testStart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TestListenerWrapper.test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